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20617476398462987"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Sucker Punch</text:p>
                  <text:list>
                    <text:list-item>
                      <text:p text:style-name="P1">The brawler</text:p>
                    </text:list-item>
                    <text:list-item>
                      <text:p text:style-name="P1">The apprentice</text:p>
                    </text:list-item>
                    <text:list-item>
                      <text:p text:style-name="P1">the bartender</text:p>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Sucker Punch to let you in for free. You only get one chance, though.</text:p>
                    </text:list-item>
                  </text:list>
                </text:list-item>
                <text:list-item>
                  <text:p text:style-name="P1">Take a Kanedos style martial arts class</text:p>
                  <text:list>
                    <text:list-item>
                      <text:p text:style-name="P1"><text:soft-page-break/>Talk to the apprentice</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Talk to the dancers</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text:s/>Give him some food,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
                <text:list-item>
                  <text:p text:style-name="P3">test test test</text:p>
                </text:list-item>
              </text:list>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text:soft-page-break/>We always went to the beach as a family. There was a particular beach on Capricorn, where we lived, that we frequented. I remember sitting in the sand 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ext:soft-page-break/>The crowds were always so enthusiastic, and fully invested in the moment. It was just the same live as it had been on the television. People walked around 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
                <text:list-item>
                  <text:p text:style-name="P1"/>
                </text:list-item>
              </text:list>
            </text:list-item>
            <text:list-item>
              <text:p text:style-name="P1">visit the galaxy's largest library on tyrianne</text:p>
              <text:list>
                <text:list-item>
                  <text:p text:style-name="P1">I was always really jealous of the human adolescents that had the opportunity to go to school. I enjoyed learning new information. My model was specifically made without an extensive database to begin with and a high rate of learning. We really enjoy it, and it makes us seem more human to our users. Although it's possible for androids to go to school, education is very expensive. Only the wealthier population put their children through school. So, I went to the library. And today, I got to go to the biggest one. Its enormity was something to behold in itself, but the sheer amount of books they had was breathtaking. I took hours to explore the entirety of it. It was incredible.</text:p>
                </text:list-item>
              </text:list>
            </text:list-item>
            <text:list-item>
              <text:p text:style-name="P1">buy a sunstone</text:p>
              <text:list>
                <text:list-item>
                  <text:p text:style-name="P1">Sunstones are said to bring a happy life, but that's what I've been living for 80 years. As with everyone, I have had my bad days alongside the good, but the <text:soft-page-break/>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
                <text:list-item>
                  <text:p text:style-name="P1">I stepped into the room and saw the intricate wooden table, with its fantastical philosophers surrounding it. It wasn't for any particular reason that I wanted to see them. I've always loved ethics and philosophy, and when I learned of the philosophers on Tyrianne, I wanted to see them. I wanted to hear the words they had to say, and take something out of it that would expand my mind and give me even more closure in my life. Seeing them was so sacred and so beautiful that I wish not to talk about it. Any words I may say about them will only dwarf their beauty and wisdom. I will never be able to express my experience at the magnitude that it happened.</text:p>
                </text:list-item>
              </text:list>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text:soft-page-break/>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My brother had been my best friend throughout life. My parents had bought me specifically for the purpose of being his friend, as he was an only child. We grew up together. He got married, had children, and had a stable job.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9</meta:editing-cycles>
    <meta:creation-date>2015-08-11T14:17:00</meta:creation-date>
    <dc:date>2015-09-08T12:09:08.89</dc:date>
    <meta:editing-duration>P11DT3H33M45S</meta:editing-duration>
    <meta:generator>OpenOffice/4.1.1$Win32 OpenOffice.org_project/411m6$Build-9775</meta:generator>
    <meta:document-statistic meta:table-count="0" meta:image-count="0" meta:object-count="0" meta:page-count="8" meta:paragraph-count="107" meta:word-count="2513" meta:character-count="134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